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map style:condition="cell-content()=[$Arkusz1.$M$1]" style:apply-style-name="Bez_20_tytułu1" style:base-cell-address="Arkusz1.J10"/>
    </style:style>
    <style:style style:name="ce2" style:family="table-cell" style:parent-style-name="Default">
      <style:table-cell-properties fo:border-bottom="none" fo:border-left="0.088cm solid #000000" fo:border-right="none" fo:border-top="none"/>
      <style:map style:condition="cell-content()=[$Arkusz1.$M$1]" style:apply-style-name="Bez_20_tytułu1" style:base-cell-address="Arkusz1.J10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  <style:map style:condition="cell-content()=[$Arkusz1.$M$1]" style:apply-style-name="Bez_20_tytułu1" style:base-cell-address="Arkusz1.J10"/>
    </style:style>
    <style:style style:name="ce4" style:family="table-cell" style:parent-style-name="Default">
      <style:table-cell-properties fo:border-bottom="none" fo:border-left="none" fo:border-right="none" fo:border-top="0.088cm solid #000000"/>
      <style:map style:condition="cell-content()=[$Arkusz1.$M$1]" style:apply-style-name="Bez_20_tytułu1" style:base-cell-address="Arkusz1.J10"/>
    </style:style>
    <style:style style:name="ce5" style:family="table-cell" style:parent-style-name="Default">
      <style:map style:condition="cell-content()=[$Arkusz1.$M$1]" style:apply-style-name="Bez_20_tytułu1" style:base-cell-address="Arkusz1.J10"/>
    </style:style>
    <style:style style:name="ce6" style:family="table-cell" style:parent-style-name="Default">
      <style:table-cell-properties fo:border-bottom="0.088cm solid #000000" fo:border-left="none" fo:border-right="none" fo:border-top="none"/>
      <style:map style:condition="cell-content()=[$Arkusz1.$M$1]" style:apply-style-name="Bez_20_tytułu1" style:base-cell-address="Arkusz1.J10"/>
    </style:style>
    <style:style style:name="ce7" style:family="table-cell" style:parent-style-name="Default">
      <style:table-cell-properties fo:border="0.035cm solid #000000"/>
    </style:style>
    <style:style style:name="ce8" style:family="table-cell" style:parent-style-name="Default">
      <style:table-cell-properties fo:border-bottom="none" fo:border-left="none" fo:border-right="0.088cm solid #000000" fo:border-top="0.088cm solid #000000"/>
      <style:map style:condition="cell-content()=[$Arkusz1.$M$1]" style:apply-style-name="Bez_20_tytułu1" style:base-cell-address="Arkusz1.J10"/>
    </style:style>
    <style:style style:name="ce9" style:family="table-cell" style:parent-style-name="Default">
      <style:table-cell-properties fo:border-bottom="none" fo:border-left="none" fo:border-right="0.088cm solid #000000" fo:border-top="none"/>
      <style:map style:condition="cell-content()=[$Arkusz1.$M$1]" style:apply-style-name="Bez_20_tytułu1" style:base-cell-address="Arkusz1.J10"/>
    </style:style>
    <style:style style:name="ce10" style:family="table-cell" style:parent-style-name="Default">
      <style:table-cell-properties fo:border-bottom="0.088cm solid #000000" fo:border-left="none" fo:border-right="0.088cm solid #000000" fo:border-top="none"/>
      <style:map style:condition="cell-content()=[$Arkusz1.$M$1]" style:apply-style-name="Bez_20_tytułu1" style:base-cell-address="Arkusz1.J10"/>
    </style:style>
    <style:style style:name="ce11" style:family="table-cell" style:parent-style-name="Default">
      <style:table-cell-properties fo:background-color="#333333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1" table:number-columns-repeated="8" table:default-cell-style-name="ce5"/>
        <table:table-column table:style-name="co1" table:default-cell-style-name="ce9"/>
        <table:table-column table:style-name="co2" table:number-columns-repeated="6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number-columns-repeated="8"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1" office:value-type="float" office:value="1">
            <text:p>1</text:p>
          </table:table-cell>
          <table:table-cell table:number-columns-repeated="2"/>
          <table:table-cell table:formula="of:=&quot;INSERT INTO pola(plansza, x , y, rodzaj, stwor) VALUES (&quot;&amp;[.$G$13]&amp;&quot;,&quot;&amp;ROW([.A1])-1&amp;&quot;,0,&quot;&amp;[.A1]&amp;&quot;,0),(&quot;&amp;[.$G$13]&amp;&quot;,&quot;&amp;ROW([.B1])-1&amp;&quot;,1,&quot;&amp;[.B1]&amp;&quot;,0),(&quot;&amp;[.$G$13]&amp;&quot;,&quot;&amp;ROW([.C1])-1&amp;&quot;,2,&quot;&amp;[.C1]&amp;&quot;,0),(&quot;&amp;[.$G$13]&amp;&quot;,&quot;&amp;ROW([.D1])-1&amp;&quot;,3,&quot;&amp;[.D1]&amp;&quot;,0),(&quot;&amp;[.$G$13]&amp;&quot;,&quot;&amp;ROW([.E1])-1&amp;&quot;,4,&quot;&amp;[.E1]&amp;&quot;,0),(&quot;&amp;[.$G$13]&amp;&quot;,&quot;&amp;ROW([.F1])-1&amp;&quot;,5,&quot;&amp;[.F1]&amp;&quot;,0),(&quot;&amp;[.$G$13]&amp;&quot;,&quot;&amp;ROW([.G1])-1&amp;&quot;,6,&quot;&amp;[.G1]&amp;&quot;,0),(&quot;&amp;[.$G$13]&amp;&quot;,&quot;&amp;ROW([.H1])-1&amp;&quot;,7,&quot;&amp;[.H1]&amp;&quot;,0),(&quot;&amp;[.$G$13]&amp;&quot;,&quot;&amp;ROW([.I1])-1&amp;&quot;,8,&quot;&amp;[.I1]&amp;&quot;,0),(&quot;&amp;[.$G$13]&amp;&quot;,&quot;&amp;ROW([.J1])-1&amp;&quot;,9,&quot;&amp;[.J1]&amp;&quot;,0);&quot;" office:value-type="string" office:string-value="INSERT INTO pola(plansza, x , y, rodzaj, stwor) VALUES (1,0,0,0,0),(1,0,1,0,0),(1,0,2,0,0),(1,0,3,0,0),(1,0,4,0,0),(1,0,5,0,0),(1,0,6,0,0),(1,0,7,0,0),(1,0,8,0,0),(1,0,9,0,0);">
            <text:p>INSERT INTO pola(plansza, x , y, rodzaj, stwor) VALUES (1,0,0,0,0),(1,0,1,0,0),(1,0,2,0,0),(1,0,3,0,0),(1,0,4,0,0),(1,0,5,0,0),(1,0,6,0,0),(1,0,7,0,0),(1,0,8,0,0),(1,0,9,0,0);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5"/>
          <table:table-cell table:formula="of:=&quot;INSERT INTO pola(plansza, x , y, rodzaj, stwor) VALUES (&quot;&amp;[.$G$13]&amp;&quot;,&quot;&amp;ROW([.A2])-1&amp;&quot;,0,&quot;&amp;[.A2]&amp;&quot;,0),(&quot;&amp;[.$G$13]&amp;&quot;,&quot;&amp;ROW([.B2])-1&amp;&quot;,1,&quot;&amp;[.B2]&amp;&quot;,0),(&quot;&amp;[.$G$13]&amp;&quot;,&quot;&amp;ROW([.C2])-1&amp;&quot;,2,&quot;&amp;[.C2]&amp;&quot;,0),(&quot;&amp;[.$G$13]&amp;&quot;,&quot;&amp;ROW([.D2])-1&amp;&quot;,3,&quot;&amp;[.D2]&amp;&quot;,0),(&quot;&amp;[.$G$13]&amp;&quot;,&quot;&amp;ROW([.E2])-1&amp;&quot;,4,&quot;&amp;[.E2]&amp;&quot;,0),(&quot;&amp;[.$G$13]&amp;&quot;,&quot;&amp;ROW([.F2])-1&amp;&quot;,5,&quot;&amp;[.F2]&amp;&quot;,0),(&quot;&amp;[.$G$13]&amp;&quot;,&quot;&amp;ROW([.G2])-1&amp;&quot;,6,&quot;&amp;[.G2]&amp;&quot;,0),(&quot;&amp;[.$G$13]&amp;&quot;,&quot;&amp;ROW([.H2])-1&amp;&quot;,7,&quot;&amp;[.H2]&amp;&quot;,0),(&quot;&amp;[.$G$13]&amp;&quot;,&quot;&amp;ROW([.I2])-1&amp;&quot;,8,&quot;&amp;[.I2]&amp;&quot;,0),(&quot;&amp;[.$G$13]&amp;&quot;,&quot;&amp;ROW([.J2])-1&amp;&quot;,9,&quot;&amp;[.J2]&amp;&quot;,0);&quot;" office:value-type="string" office:string-value="INSERT INTO pola(plansza, x , y, rodzaj, stwor) VALUES (1,1,0,0,0),(1,1,1,0,0),(1,1,2,1,0),(1,1,3,1,0),(1,1,4,1,0),(1,1,5,0,0),(1,1,6,0,0),(1,1,7,0,0),(1,1,8,0,0),(1,1,9,0,0);">
            <text:p>INSERT INTO pola(plansza, x , y, rodzaj, stwor) VALUES (1,1,0,0,0),(1,1,1,0,0),(1,1,2,1,0),(1,1,3,1,0),(1,1,4,1,0),(1,1,5,0,0),(1,1,6,0,0),(1,1,7,0,0),(1,1,8,0,0),(1,1,9,0,0);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5"/>
          <table:table-cell table:formula="of:=&quot;INSERT INTO pola(plansza, x , y, rodzaj, stwor) VALUES (&quot;&amp;[.$G$13]&amp;&quot;,&quot;&amp;ROW([.A3])-1&amp;&quot;,0,&quot;&amp;[.A3]&amp;&quot;,0),(&quot;&amp;[.$G$13]&amp;&quot;,&quot;&amp;ROW([.B3])-1&amp;&quot;,1,&quot;&amp;[.B3]&amp;&quot;,0),(&quot;&amp;[.$G$13]&amp;&quot;,&quot;&amp;ROW([.C3])-1&amp;&quot;,2,&quot;&amp;[.C3]&amp;&quot;,0),(&quot;&amp;[.$G$13]&amp;&quot;,&quot;&amp;ROW([.D3])-1&amp;&quot;,3,&quot;&amp;[.D3]&amp;&quot;,0),(&quot;&amp;[.$G$13]&amp;&quot;,&quot;&amp;ROW([.E3])-1&amp;&quot;,4,&quot;&amp;[.E3]&amp;&quot;,0),(&quot;&amp;[.$G$13]&amp;&quot;,&quot;&amp;ROW([.F3])-1&amp;&quot;,5,&quot;&amp;[.F3]&amp;&quot;,0),(&quot;&amp;[.$G$13]&amp;&quot;,&quot;&amp;ROW([.G3])-1&amp;&quot;,6,&quot;&amp;[.G3]&amp;&quot;,0),(&quot;&amp;[.$G$13]&amp;&quot;,&quot;&amp;ROW([.H3])-1&amp;&quot;,7,&quot;&amp;[.H3]&amp;&quot;,0),(&quot;&amp;[.$G$13]&amp;&quot;,&quot;&amp;ROW([.I3])-1&amp;&quot;,8,&quot;&amp;[.I3]&amp;&quot;,0),(&quot;&amp;[.$G$13]&amp;&quot;,&quot;&amp;ROW([.J3])-1&amp;&quot;,9,&quot;&amp;[.J3]&amp;&quot;,0);&quot;" office:value-type="string" office:string-value="INSERT INTO pola(plansza, x , y, rodzaj, stwor) VALUES (1,2,0,0,0),(1,2,1,0,0),(1,2,2,1,0),(1,2,3,0,0),(1,2,4,0,0),(1,2,5,0,0),(1,2,6,0,0),(1,2,7,0,0),(1,2,8,0,0),(1,2,9,0,0);">
            <text:p>INSERT INTO pola(plansza, x , y, rodzaj, stwor) VALUES (1,2,0,0,0),(1,2,1,0,0),(1,2,2,1,0),(1,2,3,0,0),(1,2,4,0,0),(1,2,5,0,0),(1,2,6,0,0),(1,2,7,0,0),(1,2,8,0,0),(1,2,9,0,0);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5"/>
          <table:table-cell table:formula="of:=&quot;INSERT INTO pola(plansza, x , y, rodzaj, stwor) VALUES (&quot;&amp;[.$G$13]&amp;&quot;,&quot;&amp;ROW([.A4])-1&amp;&quot;,0,&quot;&amp;[.A4]&amp;&quot;,0),(&quot;&amp;[.$G$13]&amp;&quot;,&quot;&amp;ROW([.B4])-1&amp;&quot;,1,&quot;&amp;[.B4]&amp;&quot;,0),(&quot;&amp;[.$G$13]&amp;&quot;,&quot;&amp;ROW([.C4])-1&amp;&quot;,2,&quot;&amp;[.C4]&amp;&quot;,0),(&quot;&amp;[.$G$13]&amp;&quot;,&quot;&amp;ROW([.D4])-1&amp;&quot;,3,&quot;&amp;[.D4]&amp;&quot;,0),(&quot;&amp;[.$G$13]&amp;&quot;,&quot;&amp;ROW([.E4])-1&amp;&quot;,4,&quot;&amp;[.E4]&amp;&quot;,0),(&quot;&amp;[.$G$13]&amp;&quot;,&quot;&amp;ROW([.F4])-1&amp;&quot;,5,&quot;&amp;[.F4]&amp;&quot;,0),(&quot;&amp;[.$G$13]&amp;&quot;,&quot;&amp;ROW([.G4])-1&amp;&quot;,6,&quot;&amp;[.G4]&amp;&quot;,0),(&quot;&amp;[.$G$13]&amp;&quot;,&quot;&amp;ROW([.H4])-1&amp;&quot;,7,&quot;&amp;[.H4]&amp;&quot;,0),(&quot;&amp;[.$G$13]&amp;&quot;,&quot;&amp;ROW([.I4])-1&amp;&quot;,8,&quot;&amp;[.I4]&amp;&quot;,0),(&quot;&amp;[.$G$13]&amp;&quot;,&quot;&amp;ROW([.J4])-1&amp;&quot;,9,&quot;&amp;[.J4]&amp;&quot;,0);&quot;" office:value-type="string" office:string-value="INSERT INTO pola(plansza, x , y, rodzaj, stwor) VALUES (1,3,0,0,0),(1,3,1,1,0),(1,3,2,1,0),(1,3,3,0,0),(1,3,4,0,0),(1,3,5,0,0),(1,3,6,0,0),(1,3,7,0,0),(1,3,8,0,0),(1,3,9,0,0);">
            <text:p>INSERT INTO pola(plansza, x , y, rodzaj, stwor) VALUES (1,3,0,0,0),(1,3,1,1,0),(1,3,2,1,0),(1,3,3,0,0),(1,3,4,0,0),(1,3,5,0,0),(1,3,6,0,0),(1,3,7,0,0),(1,3,8,0,0),(1,3,9,0,0);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5"/>
          <table:table-cell table:formula="of:=&quot;INSERT INTO pola(plansza, x , y, rodzaj, stwor) VALUES (&quot;&amp;[.$G$13]&amp;&quot;,&quot;&amp;ROW([.A5])-1&amp;&quot;,0,&quot;&amp;[.A5]&amp;&quot;,0),(&quot;&amp;[.$G$13]&amp;&quot;,&quot;&amp;ROW([.B5])-1&amp;&quot;,1,&quot;&amp;[.B5]&amp;&quot;,0),(&quot;&amp;[.$G$13]&amp;&quot;,&quot;&amp;ROW([.C5])-1&amp;&quot;,2,&quot;&amp;[.C5]&amp;&quot;,0),(&quot;&amp;[.$G$13]&amp;&quot;,&quot;&amp;ROW([.D5])-1&amp;&quot;,3,&quot;&amp;[.D5]&amp;&quot;,0),(&quot;&amp;[.$G$13]&amp;&quot;,&quot;&amp;ROW([.E5])-1&amp;&quot;,4,&quot;&amp;[.E5]&amp;&quot;,0),(&quot;&amp;[.$G$13]&amp;&quot;,&quot;&amp;ROW([.F5])-1&amp;&quot;,5,&quot;&amp;[.F5]&amp;&quot;,0),(&quot;&amp;[.$G$13]&amp;&quot;,&quot;&amp;ROW([.G5])-1&amp;&quot;,6,&quot;&amp;[.G5]&amp;&quot;,0),(&quot;&amp;[.$G$13]&amp;&quot;,&quot;&amp;ROW([.H5])-1&amp;&quot;,7,&quot;&amp;[.H5]&amp;&quot;,0),(&quot;&amp;[.$G$13]&amp;&quot;,&quot;&amp;ROW([.I5])-1&amp;&quot;,8,&quot;&amp;[.I5]&amp;&quot;,0),(&quot;&amp;[.$G$13]&amp;&quot;,&quot;&amp;ROW([.J5])-1&amp;&quot;,9,&quot;&amp;[.J5]&amp;&quot;,0);&quot;" office:value-type="string" office:string-value="INSERT INTO pola(plansza, x , y, rodzaj, stwor) VALUES (1,4,0,0,0),(1,4,1,0,0),(1,4,2,0,0),(1,4,3,0,0),(1,4,4,0,0),(1,4,5,0,0),(1,4,6,0,0),(1,4,7,0,0),(1,4,8,0,0),(1,4,9,0,0);">
            <text:p>INSERT INTO pola(plansza, x , y, rodzaj, stwor) VALUES (1,4,0,0,0),(1,4,1,0,0),(1,4,2,0,0),(1,4,3,0,0),(1,4,4,0,0),(1,4,5,0,0),(1,4,6,0,0),(1,4,7,0,0),(1,4,8,0,0),(1,4,9,0,0);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5"/>
          <table:table-cell table:formula="of:=&quot;INSERT INTO pola(plansza, x , y, rodzaj, stwor) VALUES (&quot;&amp;[.$G$13]&amp;&quot;,&quot;&amp;ROW([.A6])-1&amp;&quot;,0,&quot;&amp;[.A6]&amp;&quot;,0),(&quot;&amp;[.$G$13]&amp;&quot;,&quot;&amp;ROW([.B6])-1&amp;&quot;,1,&quot;&amp;[.B6]&amp;&quot;,0),(&quot;&amp;[.$G$13]&amp;&quot;,&quot;&amp;ROW([.C6])-1&amp;&quot;,2,&quot;&amp;[.C6]&amp;&quot;,0),(&quot;&amp;[.$G$13]&amp;&quot;,&quot;&amp;ROW([.D6])-1&amp;&quot;,3,&quot;&amp;[.D6]&amp;&quot;,0),(&quot;&amp;[.$G$13]&amp;&quot;,&quot;&amp;ROW([.E6])-1&amp;&quot;,4,&quot;&amp;[.E6]&amp;&quot;,0),(&quot;&amp;[.$G$13]&amp;&quot;,&quot;&amp;ROW([.F6])-1&amp;&quot;,5,&quot;&amp;[.F6]&amp;&quot;,0),(&quot;&amp;[.$G$13]&amp;&quot;,&quot;&amp;ROW([.G6])-1&amp;&quot;,6,&quot;&amp;[.G6]&amp;&quot;,0),(&quot;&amp;[.$G$13]&amp;&quot;,&quot;&amp;ROW([.H6])-1&amp;&quot;,7,&quot;&amp;[.H6]&amp;&quot;,0),(&quot;&amp;[.$G$13]&amp;&quot;,&quot;&amp;ROW([.I6])-1&amp;&quot;,8,&quot;&amp;[.I6]&amp;&quot;,0),(&quot;&amp;[.$G$13]&amp;&quot;,&quot;&amp;ROW([.J6])-1&amp;&quot;,9,&quot;&amp;[.J6]&amp;&quot;,0);&quot;" office:value-type="string" office:string-value="INSERT INTO pola(plansza, x , y, rodzaj, stwor) VALUES (1,5,0,0,0),(1,5,1,0,0),(1,5,2,0,0),(1,5,3,0,0),(1,5,4,0,0),(1,5,5,0,0),(1,5,6,0,0),(1,5,7,0,0),(1,5,8,0,0),(1,5,9,0,0);">
            <text:p>INSERT INTO pola(plansza, x , y, rodzaj, stwor) VALUES (1,5,0,0,0),(1,5,1,0,0),(1,5,2,0,0),(1,5,3,0,0),(1,5,4,0,0),(1,5,5,0,0),(1,5,6,0,0),(1,5,7,0,0),(1,5,8,0,0),(1,5,9,0,0);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&quot;INSERT INTO pola(plansza, x , y, rodzaj, stwor) VALUES (&quot;&amp;[.$G$13]&amp;&quot;,&quot;&amp;ROW([.A7])-1&amp;&quot;,0,&quot;&amp;[.A7]&amp;&quot;,0),(&quot;&amp;[.$G$13]&amp;&quot;,&quot;&amp;ROW([.B7])-1&amp;&quot;,1,&quot;&amp;[.B7]&amp;&quot;,0),(&quot;&amp;[.$G$13]&amp;&quot;,&quot;&amp;ROW([.C7])-1&amp;&quot;,2,&quot;&amp;[.C7]&amp;&quot;,0),(&quot;&amp;[.$G$13]&amp;&quot;,&quot;&amp;ROW([.D7])-1&amp;&quot;,3,&quot;&amp;[.D7]&amp;&quot;,0),(&quot;&amp;[.$G$13]&amp;&quot;,&quot;&amp;ROW([.E7])-1&amp;&quot;,4,&quot;&amp;[.E7]&amp;&quot;,0),(&quot;&amp;[.$G$13]&amp;&quot;,&quot;&amp;ROW([.F7])-1&amp;&quot;,5,&quot;&amp;[.F7]&amp;&quot;,0),(&quot;&amp;[.$G$13]&amp;&quot;,&quot;&amp;ROW([.G7])-1&amp;&quot;,6,&quot;&amp;[.G7]&amp;&quot;,0),(&quot;&amp;[.$G$13]&amp;&quot;,&quot;&amp;ROW([.H7])-1&amp;&quot;,7,&quot;&amp;[.H7]&amp;&quot;,0),(&quot;&amp;[.$G$13]&amp;&quot;,&quot;&amp;ROW([.I7])-1&amp;&quot;,8,&quot;&amp;[.I7]&amp;&quot;,0),(&quot;&amp;[.$G$13]&amp;&quot;,&quot;&amp;ROW([.J7])-1&amp;&quot;,9,&quot;&amp;[.J7]&amp;&quot;,0);&quot;" office:value-type="string" office:string-value="INSERT INTO pola(plansza, x , y, rodzaj, stwor) VALUES (1,6,0,0,0),(1,6,1,0,0),(1,6,2,0,0),(1,6,3,0,0),(1,6,4,0,0),(1,6,5,0,0),(1,6,6,0,0),(1,6,7,1,0),(1,6,8,0,0),(1,6,9,0,0);">
            <text:p>INSERT INTO pola(plansza, x , y, rodzaj, stwor) VALUES (1,6,0,0,0),(1,6,1,0,0),(1,6,2,0,0),(1,6,3,0,0),(1,6,4,0,0),(1,6,5,0,0),(1,6,6,0,0),(1,6,7,1,0),(1,6,8,0,0),(1,6,9,0,0);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&quot;INSERT INTO pola(plansza, x , y, rodzaj, stwor) VALUES (&quot;&amp;[.$G$13]&amp;&quot;,&quot;&amp;ROW([.A8])-1&amp;&quot;,0,&quot;&amp;[.A8]&amp;&quot;,0),(&quot;&amp;[.$G$13]&amp;&quot;,&quot;&amp;ROW([.B8])-1&amp;&quot;,1,&quot;&amp;[.B8]&amp;&quot;,0),(&quot;&amp;[.$G$13]&amp;&quot;,&quot;&amp;ROW([.C8])-1&amp;&quot;,2,&quot;&amp;[.C8]&amp;&quot;,0),(&quot;&amp;[.$G$13]&amp;&quot;,&quot;&amp;ROW([.D8])-1&amp;&quot;,3,&quot;&amp;[.D8]&amp;&quot;,0),(&quot;&amp;[.$G$13]&amp;&quot;,&quot;&amp;ROW([.E8])-1&amp;&quot;,4,&quot;&amp;[.E8]&amp;&quot;,0),(&quot;&amp;[.$G$13]&amp;&quot;,&quot;&amp;ROW([.F8])-1&amp;&quot;,5,&quot;&amp;[.F8]&amp;&quot;,0),(&quot;&amp;[.$G$13]&amp;&quot;,&quot;&amp;ROW([.G8])-1&amp;&quot;,6,&quot;&amp;[.G8]&amp;&quot;,0),(&quot;&amp;[.$G$13]&amp;&quot;,&quot;&amp;ROW([.H8])-1&amp;&quot;,7,&quot;&amp;[.H8]&amp;&quot;,0),(&quot;&amp;[.$G$13]&amp;&quot;,&quot;&amp;ROW([.I8])-1&amp;&quot;,8,&quot;&amp;[.I8]&amp;&quot;,0),(&quot;&amp;[.$G$13]&amp;&quot;,&quot;&amp;ROW([.J8])-1&amp;&quot;,9,&quot;&amp;[.J8]&amp;&quot;,0);&quot;" office:value-type="string" office:string-value="INSERT INTO pola(plansza, x , y, rodzaj, stwor) VALUES (1,7,0,0,0),(1,7,1,0,0),(1,7,2,0,0),(1,7,3,0,0),(1,7,4,0,0),(1,7,5,0,0),(1,7,6,1,0),(1,7,7,1,0),(1,7,8,0,0),(1,7,9,0,0);">
            <text:p>INSERT INTO pola(plansza, x , y, rodzaj, stwor) VALUES (1,7,0,0,0),(1,7,1,0,0),(1,7,2,0,0),(1,7,3,0,0),(1,7,4,0,0),(1,7,5,0,0),(1,7,6,1,0),(1,7,7,1,0),(1,7,8,0,0),(1,7,9,0,0);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5"/>
          <table:table-cell table:formula="of:=&quot;INSERT INTO pola(plansza, x , y, rodzaj, stwor) VALUES (&quot;&amp;[.$G$13]&amp;&quot;,&quot;&amp;ROW([.A9])-1&amp;&quot;,0,&quot;&amp;[.A9]&amp;&quot;,0),(&quot;&amp;[.$G$13]&amp;&quot;,&quot;&amp;ROW([.B9])-1&amp;&quot;,1,&quot;&amp;[.B9]&amp;&quot;,0),(&quot;&amp;[.$G$13]&amp;&quot;,&quot;&amp;ROW([.C9])-1&amp;&quot;,2,&quot;&amp;[.C9]&amp;&quot;,0),(&quot;&amp;[.$G$13]&amp;&quot;,&quot;&amp;ROW([.D9])-1&amp;&quot;,3,&quot;&amp;[.D9]&amp;&quot;,0),(&quot;&amp;[.$G$13]&amp;&quot;,&quot;&amp;ROW([.E9])-1&amp;&quot;,4,&quot;&amp;[.E9]&amp;&quot;,0),(&quot;&amp;[.$G$13]&amp;&quot;,&quot;&amp;ROW([.F9])-1&amp;&quot;,5,&quot;&amp;[.F9]&amp;&quot;,0),(&quot;&amp;[.$G$13]&amp;&quot;,&quot;&amp;ROW([.G9])-1&amp;&quot;,6,&quot;&amp;[.G9]&amp;&quot;,0),(&quot;&amp;[.$G$13]&amp;&quot;,&quot;&amp;ROW([.H9])-1&amp;&quot;,7,&quot;&amp;[.H9]&amp;&quot;,0),(&quot;&amp;[.$G$13]&amp;&quot;,&quot;&amp;ROW([.I9])-1&amp;&quot;,8,&quot;&amp;[.I9]&amp;&quot;,0),(&quot;&amp;[.$G$13]&amp;&quot;,&quot;&amp;ROW([.J9])-1&amp;&quot;,9,&quot;&amp;[.J9]&amp;&quot;,0);&quot;" office:value-type="string" office:string-value="INSERT INTO pola(plansza, x , y, rodzaj, stwor) VALUES (1,8,0,0,0),(1,8,1,1,0),(1,8,2,0,0),(1,8,3,0,0),(1,8,4,0,0),(1,8,5,0,0),(1,8,6,0,0),(1,8,7,0,0),(1,8,8,0,0),(1,8,9,0,0);">
            <text:p>INSERT INTO pola(plansza, x , y, rodzaj, stwor) VALUES (1,8,0,0,0),(1,8,1,1,0),(1,8,2,0,0),(1,8,3,0,0),(1,8,4,0,0),(1,8,5,0,0),(1,8,6,0,0),(1,8,7,0,0),(1,8,8,0,0),(1,8,9,0,0);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8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5"/>
          <table:table-cell table:formula="of:=&quot;INSERT INTO pola(plansza, x , y, rodzaj, stwor) VALUES (&quot;&amp;[.$G$13]&amp;&quot;,&quot;&amp;ROW([.A10])-1&amp;&quot;,0,&quot;&amp;[.A10]&amp;&quot;,0),(&quot;&amp;[.$G$13]&amp;&quot;,&quot;&amp;ROW([.B10])-1&amp;&quot;,1,&quot;&amp;[.B10]&amp;&quot;,0),(&quot;&amp;[.$G$13]&amp;&quot;,&quot;&amp;ROW([.C10])-1&amp;&quot;,2,&quot;&amp;[.C10]&amp;&quot;,0),(&quot;&amp;[.$G$13]&amp;&quot;,&quot;&amp;ROW([.D10])-1&amp;&quot;,3,&quot;&amp;[.D10]&amp;&quot;,0),(&quot;&amp;[.$G$13]&amp;&quot;,&quot;&amp;ROW([.E10])-1&amp;&quot;,4,&quot;&amp;[.E10]&amp;&quot;,0),(&quot;&amp;[.$G$13]&amp;&quot;,&quot;&amp;ROW([.F10])-1&amp;&quot;,5,&quot;&amp;[.F10]&amp;&quot;,0),(&quot;&amp;[.$G$13]&amp;&quot;,&quot;&amp;ROW([.G10])-1&amp;&quot;,6,&quot;&amp;[.G10]&amp;&quot;,0),(&quot;&amp;[.$G$13]&amp;&quot;,&quot;&amp;ROW([.H10])-1&amp;&quot;,7,&quot;&amp;[.H10]&amp;&quot;,0),(&quot;&amp;[.$G$13]&amp;&quot;,&quot;&amp;ROW([.I10])-1&amp;&quot;,8,&quot;&amp;[.I10]&amp;&quot;,0),(&quot;&amp;[.$G$13]&amp;&quot;,&quot;&amp;ROW([.J10])-1&amp;&quot;,9,&quot;&amp;[.J10]&amp;&quot;,0);&quot;" office:value-type="string" office:string-value="INSERT INTO pola(plansza, x , y, rodzaj, stwor) VALUES (1,9,0,0,0),(1,9,1,0,0),(1,9,2,0,0),(1,9,3,0,0),(1,9,4,0,0),(1,9,5,0,0),(1,9,6,0,0),(1,9,7,0,0),(1,9,8,0,0),(1,9,9,0,0);">
            <text:p>INSERT INTO pola(plansza, x , y, rodzaj, stwor) VALUES (1,9,0,0,0),(1,9,1,0,0),(1,9,2,0,0),(1,9,3,0,0),(1,9,4,0,0),(1,9,5,0,0),(1,9,6,0,0),(1,9,7,0,0),(1,9,8,0,0),(1,9,9,0,0);</text:p>
          </table:table-cell>
        </table:table-row>
        <table:table-row table:style-name="ro2" table:number-rows-repeated="2">
          <table:table-cell table:style-name="Default" table:number-columns-repeated="10"/>
          <table:table-cell table:number-columns-repeated="6"/>
        </table:table-row>
        <table:table-row table:style-name="ro2">
          <table:table-cell table:style-name="Default" office:value-type="string">
            <text:p>PLANSZA NR :</text:p>
          </table:table-cell>
          <table:table-cell table:style-name="Default" table:number-columns-repeated="5"/>
          <table:table-cell table:style-name="ce7" office:value-type="float" office:value="1">
            <text:p>1</text:p>
          </table:table-cell>
          <table:table-cell table:style-name="Default" table:number-columns-repeated="3"/>
          <table:table-cell table:number-columns-repeated="6"/>
        </table:table-row>
      </table:table>
      <table:table table:name="Arkusz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33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0.12.2017</text:date>, <text:time>22:46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2-10T22:13:55.01</meta:creation-date>
    <dc:date>2017-12-10T22:46:14.70</dc:date>
    <dc:creator>Łukasz Janicki</dc:creator>
    <meta:editing-duration>PT47S</meta:editing-duration>
    <meta:editing-cycles>1</meta:editing-cycles>
    <meta:document-statistic meta:table-count="3" meta:cell-count="113" meta:object-count="0"/>
    <meta:generator>OpenOffice/4.1.4$Win32 OpenOffice.org_project/414m5$Build-9788</meta:generator>
  </office:meta>
</office:document-meta>
</file>